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7.78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20.32cm" svg:y="19.685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20.32cm" svg:y="21.59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4.605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13.335cm" svg:y="17.78cm">
          <draw:text-box>
            <text:p text:style-name="P1"><text:span text:style-name="T2">Microphysics/</text:span></text:p>
          </draw:text-box>
        </draw:frame>
        <draw:frame draw:style-name="gr5" draw:text-style-name="P4" xml:id="id16" draw:id="id16" draw:layer="layout" svg:width="4.318cm" svg:height="0.889cm" svg:x="13.335cm" svg:y="20.955cm">
          <draw:text-box>
            <text:p text:style-name="P1"><text:span text:style-name="T3">Source/</text:span></text:p>
          </draw:text-box>
        </draw:frame>
        <draw:connector draw:style-name="gr6" draw:text-style-name="P5" draw:layer="layout" draw:line-skew="0.305cm" svg:x1="10.16cm" svg:y1="18.224cm" svg:x2="13.335cm" svg:y2="15.049cm" draw:start-shape="id1" draw:start-glue-point="1" draw:end-shape="id2" draw:end-glue-point="3" svg:d="m10160 18224h1905v-3175h1270">
          <text:p/>
        </draw:connector>
        <draw:connector draw:style-name="gr7" draw:text-style-name="P5" draw:layer="layout" svg:x1="10.16cm" svg:y1="18.224cm" svg:x2="13.335cm" svg:y2="18.224cm" draw:start-shape="id1" draw:start-glue-point="1" draw:end-shape="id3" draw:end-glue-point="3" svg:d="m10160 18224h3175">
          <text:p/>
        </draw:connector>
        <draw:frame draw:style-name="gr2" draw:text-style-name="P3" xml:id="id8" draw:id="id8" draw:layer="layout" svg:width="4.318cm" svg:height="0.889cm" svg:x="20.32cm" svg:y="17.78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13.335cm" svg:y="11.43cm">
          <draw:text-box>
            <text:p text:style-name="P1"><text:span text:style-name="T2">Docs/...</text:span></text:p>
          </draw:text-box>
        </draw:frame>
        <draw:connector draw:style-name="gr6" draw:text-style-name="P5" draw:layer="layout" draw:line-skew="0.305cm" svg:x1="10.16cm" svg:y1="18.224cm" svg:x2="13.335cm" svg:y2="11.874cm" draw:start-shape="id1" draw:start-glue-point="1" draw:end-shape="id4" svg:d="m10160 18224h1905v-6350h1270">
          <text:p/>
        </draw:connector>
        <draw:connector draw:style-name="gr8" draw:text-style-name="P5" draw:layer="layout" draw:type="curve" draw:line-skew="7.879cm" svg:x1="29.21cm" svg:y1="21.653cm" svg:x2="29.21cm" svg:y2="12.763cm" draw:start-shape="id5" draw:start-glue-point="1" draw:end-shape="id6" draw:end-glue-point="1" svg:d="m29210 21653c12570 0 12570-8890 0-8890">
          <text:p/>
        </draw:connector>
        <draw:connector draw:style-name="gr8" draw:text-style-name="P5" draw:layer="layout" draw:type="curve" draw:line-skew="5.974cm" svg:x1="29.21cm" svg:y1="19.748cm" svg:x2="29.21cm" svg:y2="12.763cm" draw:start-shape="id7" draw:start-glue-point="1" draw:end-shape="id6" draw:end-glue-point="1" svg:d="m29210 19748c9712 0 9712-6985 0-6985">
          <text:p/>
        </draw:connector>
        <draw:frame draw:style-name="gr9" draw:text-style-name="P6" xml:id="id7" draw:id="id7" draw:layer="layout" svg:width="3.175cm" svg:height="0.635cm" svg:x="26.035cm" svg:y="19.431cm">
          <draw:text-box>
            <text:p text:style-name="P1"><text:span text:style-name="T4">helmeos/</text:span></text:p>
          </draw:text-box>
        </draw:frame>
        <draw:frame draw:style-name="gr2" draw:text-style-name="P7" xml:id="id12" draw:id="id12" draw:layer="layout" svg:width="3.175cm" svg:height="0.635cm" svg:x="26.035cm" svg:y="20.269cm">
          <draw:text-box>
            <text:p text:style-name="P1"><text:span text:style-name="T5">...</text:span></text:p>
          </draw:text-box>
        </draw:frame>
        <draw:frame draw:style-name="gr2" draw:text-style-name="P6" xml:id="id5" draw:id="id5" draw:layer="layout" svg:width="3.175cm" svg:height="0.635cm" svg:x="26.035cm" svg:y="21.336cm">
          <draw:text-box>
            <text:p text:style-name="P1"><text:span text:style-name="T4">ignition_simple/</text:span></text:p>
          </draw:text-box>
        </draw:frame>
        <draw:frame draw:style-name="gr2" draw:text-style-name="P7" xml:id="id14" draw:id="id14" draw:layer="layout" svg:width="3.175cm" svg:height="0.635cm" svg:x="26.035cm" svg:y="22.174cm">
          <draw:text-box>
            <text:p text:style-name="P1"><text:span text:style-name="T5">...</text:span></text:p>
          </draw:text-box>
        </draw:frame>
        <draw:frame draw:style-name="gr9" draw:text-style-name="P6" xml:id="id9" draw:id="id9" draw:layer="layout" svg:width="3.175cm" svg:height="0.635cm" svg:x="26.035cm" svg:y="17.526cm">
          <draw:text-box>
            <text:p text:style-name="P1"><text:span text:style-name="T4">timmes_stellar/</text:span></text:p>
          </draw:text-box>
        </draw:frame>
        <draw:frame draw:style-name="gr2" draw:text-style-name="P7" xml:id="id10" draw:id="id10" draw:layer="layout" svg:width="3.175cm" svg:height="0.635cm" svg:x="26.035cm" svg:y="18.36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8.224cm" svg:x2="26.035cm" svg:y2="17.843cm" draw:start-shape="id8" draw:start-glue-point="1" draw:end-shape="id9" draw:end-glue-point="3" svg:d="m24638 18224h699v-381h698">
          <text:p/>
        </draw:connector>
        <draw:connector draw:style-name="gr7" draw:text-style-name="P5" draw:layer="layout" svg:x1="24.638cm" svg:y1="18.224cm" svg:x2="26.035cm" svg:y2="18.681cm" draw:start-shape="id8" draw:start-glue-point="1" draw:end-shape="id10" draw:end-glue-point="3" svg:d="m24638 18224h699v457h698">
          <text:p/>
        </draw:connector>
        <draw:connector draw:style-name="gr7" draw:text-style-name="P5" draw:layer="layout" svg:x1="24.638cm" svg:y1="20.129cm" svg:x2="26.035cm" svg:y2="19.748cm" draw:start-shape="id11" draw:start-glue-point="1" draw:end-shape="id7" draw:end-glue-point="3" svg:d="m24638 20129h699v-381h698">
          <text:p/>
        </draw:connector>
        <draw:connector draw:style-name="gr7" draw:text-style-name="P5" draw:layer="layout" svg:x1="24.638cm" svg:y1="20.129cm" svg:x2="26.035cm" svg:y2="20.586cm" draw:start-shape="id11" draw:start-glue-point="1" draw:end-shape="id12" draw:end-glue-point="3" svg:d="m24638 20129h699v457h698">
          <text:p/>
        </draw:connector>
        <draw:connector draw:style-name="gr7" draw:text-style-name="P5" draw:layer="layout" svg:x1="24.638cm" svg:y1="22.034cm" svg:x2="26.035cm" svg:y2="21.653cm" draw:start-shape="id13" draw:start-glue-point="1" draw:end-shape="id5" draw:end-glue-point="3" svg:d="m24638 22034h699v-381h698">
          <text:p/>
        </draw:connector>
        <draw:connector draw:style-name="gr7" draw:text-style-name="P5" draw:layer="layout" svg:x1="24.638cm" svg:y1="22.034cm" svg:x2="26.035cm" svg:y2="22.491cm" draw:start-shape="id13" draw:start-glue-point="1" draw:end-shape="id14" draw:end-glue-point="3" svg:d="m24638 22034h699v457h698">
          <text:p/>
        </draw:connector>
        <draw:connector draw:style-name="gr10" draw:text-style-name="P5" draw:layer="layout" draw:type="curve" draw:line-skew="4.387cm" svg:x1="29.21cm" svg:y1="17.843cm" svg:x2="29.21cm" svg:y2="12.763cm" draw:start-shape="id9" draw:start-glue-point="1" draw:end-shape="id6" draw:end-glue-point="1" svg:d="m29210 17843c7332 0 7332-5080 0-5080">
          <text:p/>
        </draw:connector>
        <draw:frame draw:style-name="gr1" draw:text-style-name="P8" xml:id="id15" draw:id="id15" draw:layer="layout" svg:width="3.81cm" svg:height="0.889cm" svg:x="6.35cm" svg:y="5.715cm">
          <draw:text-box>
            <text:p text:style-name="P1"><text:span text:style-name="T6">BoxLib/</text:span></text:p>
          </draw:text-box>
        </draw:frame>
        <draw:connector draw:style-name="gr8" draw:text-style-name="P5" draw:layer="layout" draw:type="curve" svg:x1="10.16cm" svg:y1="6.159cm" svg:x2="27.622cm" svg:y2="12.446cm" draw:start-shape="id15" draw:start-glue-point="1" draw:end-shape="id6" draw:end-glue-point="0" svg:d="m10160 6159c11642 0 17462 2095 17462 6287">
          <text:p/>
        </draw:connector>
        <draw:frame draw:style-name="gr11" draw:text-style-name="P9" draw:layer="layout" svg:width="5.08cm" svg:height="0.885cm" draw:transform="rotate (0.261799387799149) translate (33.179cm 21.334cm)">
          <draw:text-box>
            <text:p><text:span text:style-name="T7">NETWORK_DIR</text:span></text:p>
          </draw:text-box>
        </draw:frame>
        <draw:frame draw:style-name="gr11" draw:text-style-name="P9" draw:layer="layout" svg:width="5.08cm" svg:height="0.885cm" draw:transform="rotate (0.261799387799149) translate (31.513cm 17.65cm)">
          <draw:text-box>
            <text:p><text:span text:style-name="T7">EOS_DIR</text:span></text:p>
          </draw:text-box>
        </draw:frame>
        <draw:frame draw:style-name="gr11" draw:text-style-name="P9" draw:layer="layout" svg:width="5.08cm" svg:height="0.885cm" draw:transform="rotate (0.261799387799149) translate (31.98cm 19.599cm)">
          <draw:text-box>
            <text:p><text:span text:style-name="T7">CONDUCTIVITY_DIR</text:span></text:p>
          </draw:text-box>
        </draw:frame>
        <draw:frame draw:style-name="gr11" draw:text-style-name="P9" draw:layer="layout" svg:width="5.08cm" svg:height="0.885cm" svg:x="12.7cm" svg:y="5.465cm">
          <draw:text-box>
            <text:p><text:span text:style-name="T7">BOXLIB_HOME</text:span></text:p>
          </draw:text-box>
        </draw:frame>
        <draw:connector draw:style-name="gr7" draw:text-style-name="P5" draw:layer="layout" draw:line-skew="0.305cm" svg:x1="10.16cm" svg:y1="18.224cm" svg:x2="13.335cm" svg:y2="21.399cm" draw:start-shape="id1" draw:start-glue-point="1" draw:end-shape="id16" draw:end-glue-point="3" svg:d="m10160 18224h1905v3175h1270">
          <text:p/>
        </draw:connector>
        <draw:frame draw:style-name="gr3" draw:text-style-name="P3" xml:id="id17" draw:id="id17" draw:layer="layout" svg:width="4.318cm" svg:height="0.889cm" svg:x="13.335cm" svg:y="24.13cm">
          <draw:text-box>
            <text:p text:style-name="P1"><text:span text:style-name="T2">Utill/</text:span></text:p>
          </draw:text-box>
        </draw:frame>
        <draw:connector draw:style-name="gr7" draw:text-style-name="P5" draw:layer="layout" draw:line-skew="0.305cm" svg:x1="10.16cm" svg:y1="18.224cm" svg:x2="13.335cm" svg:y2="24.574cm" draw:start-shape="id1" draw:start-glue-point="1" draw:end-shape="id17" draw:end-glue-point="3" svg:d="m10160 18224h1905v6350h1270">
          <text:p/>
        </draw:connector>
        <draw:connector draw:style-name="gr7" draw:text-style-name="P5" draw:layer="layout" svg:x1="17.653cm" svg:y1="18.224cm" svg:x2="20.32cm" svg:y2="18.224cm" draw:start-shape="id3" draw:start-glue-point="1" draw:end-shape="id8" draw:end-glue-point="3" svg:d="m17653 18224h2667">
          <text:p/>
        </draw:connector>
        <draw:connector draw:style-name="gr7" draw:text-style-name="P5" draw:layer="layout" svg:x1="17.653cm" svg:y1="18.224cm" svg:x2="20.32cm" svg:y2="20.129cm" draw:start-shape="id3" draw:start-glue-point="1" draw:end-shape="id11" draw:end-glue-point="3" svg:d="m17653 18224h1334v1905h1333">
          <text:p/>
        </draw:connector>
        <draw:connector draw:style-name="gr7" draw:text-style-name="P5" draw:layer="layout" svg:x1="17.653cm" svg:y1="18.224cm" svg:x2="20.32cm" svg:y2="22.034cm" draw:start-shape="id3" draw:start-glue-point="1" draw:end-shape="id13" draw:end-glue-point="3" svg:d="m17653 18224h1334v3810h1333">
          <text:p/>
        </draw:connector>
        <draw:frame draw:style-name="gr12" draw:text-style-name="P4" xml:id="id19" draw:id="id19" draw:layer="layout" svg:width="4.318cm" svg:height="0.889cm" svg:x="20.32cm" svg:y="25.4cm">
          <draw:text-box>
            <text:p text:style-name="P1"><text:span text:style-name="T3">model_parser/</text:span></text:p>
          </draw:text-box>
        </draw:frame>
        <draw:frame draw:style-name="gr12" draw:text-style-name="P4" xml:id="id18" draw:id="id18" draw:layer="layout" svg:width="4.318cm" svg:height="0.889cm" svg:x="20.32cm" svg:y="24.13cm">
          <draw:text-box>
            <text:p text:style-name="P1"><text:span text:style-name="T3">BLAS/</text:span></text:p>
          </draw:text-box>
        </draw:frame>
        <draw:frame draw:style-name="gr12" draw:text-style-name="P4" xml:id="id20" draw:id="id20" draw:layer="layout" svg:width="4.318cm" svg:height="0.889cm" svg:x="20.32cm" svg:y="26.67cm">
          <draw:text-box>
            <text:p text:style-name="P1"><text:span text:style-name="T3">random/</text:span></text:p>
          </draw:text-box>
        </draw:frame>
        <draw:frame draw:style-name="gr12" draw:text-style-name="P4" xml:id="id21" draw:id="id21" draw:layer="layout" svg:width="4.318cm" svg:height="0.889cm" svg:x="20.32cm" svg:y="27.94cm">
          <draw:text-box>
            <text:p text:style-name="P1"><text:span text:style-name="T3">VODE/</text:span></text:p>
          </draw:text-box>
        </draw:frame>
        <draw:connector draw:style-name="gr7" draw:text-style-name="P5" draw:layer="layout" svg:x1="17.653cm" svg:y1="24.574cm" svg:x2="20.32cm" svg:y2="24.574cm" draw:start-shape="id17" draw:start-glue-point="1" draw:end-shape="id18" draw:end-glue-point="3" svg:d="m17653 24574h2667">
          <text:p/>
        </draw:connector>
        <draw:connector draw:style-name="gr7" draw:text-style-name="P5" draw:layer="layout" svg:x1="17.653cm" svg:y1="24.574cm" svg:x2="20.32cm" svg:y2="25.844cm" draw:start-shape="id17" draw:start-glue-point="1" draw:end-shape="id19" draw:end-glue-point="3" svg:d="m17653 24574h1334v1270h1333">
          <text:p/>
        </draw:connector>
        <draw:connector draw:style-name="gr7" draw:text-style-name="P5" draw:layer="layout" svg:x1="17.653cm" svg:y1="24.574cm" svg:x2="20.32cm" svg:y2="27.114cm" draw:start-shape="id17" draw:start-glue-point="1" draw:end-shape="id20" draw:end-glue-point="3" svg:d="m17653 24574h1334v2540h1333">
          <text:p/>
        </draw:connector>
        <draw:connector draw:style-name="gr7" draw:text-style-name="P5" draw:layer="layout" svg:x1="17.653cm" svg:y1="24.574cm" svg:x2="20.32cm" svg:y2="28.384cm" draw:start-shape="id17" draw:start-glue-point="1" draw:end-shape="id21" draw:end-glue-point="3" svg:d="m17653 24574h1334v3810h1333">
          <text:p/>
        </draw:connector>
        <draw:frame draw:style-name="gr2" draw:text-style-name="P3" xml:id="id22" draw:id="id22" draw:layer="layout" svg:width="4.318cm" svg:height="0.889cm" svg:x="20.32cm" svg:y="12.7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20.32cm" svg:y="14.605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20.32cm" svg:y="10.795cm">
          <draw:text-box>
            <text:p text:style-name="P1"><text:span text:style-name="T2">SCIENCE/...</text:span></text:p>
          </draw:text-box>
        </draw:frame>
        <draw:frame draw:style-name="gr9" draw:text-style-name="P6" xml:id="id6" draw:id="id6" draw:layer="layout" svg:width="3.175cm" svg:height="0.635cm" svg:x="26.035cm" svg:y="12.446cm">
          <draw:text-box>
            <text:p text:style-name="P1"><text:span text:style-name="T4">test2/</text:span></text:p>
          </draw:text-box>
        </draw:frame>
        <draw:frame draw:style-name="gr2" draw:text-style-name="P7" xml:id="id23" draw:id="id23" draw:layer="layout" svg:width="3.175cm" svg:height="0.635cm" svg:x="26.035cm" svg:y="13.28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3.144cm" svg:x2="26.035cm" svg:y2="12.763cm" draw:start-shape="id22" draw:start-glue-point="1" draw:end-shape="id6" draw:end-glue-point="3" svg:d="m24638 13144h699v-381h698">
          <text:p/>
        </draw:connector>
        <draw:connector draw:style-name="gr7" draw:text-style-name="P5" draw:layer="layout" svg:x1="24.638cm" svg:y1="13.144cm" svg:x2="26.035cm" svg:y2="13.601cm" draw:start-shape="id22" draw:start-glue-point="1" draw:end-shape="id23" draw:end-glue-point="3" svg:d="m24638 13144h699v457h698">
          <text:p/>
        </draw:connector>
        <draw:connector draw:style-name="gr7" draw:text-style-name="P5" draw:layer="layout" svg:x1="17.653cm" svg:y1="15.049cm" svg:x2="20.32cm" svg:y2="11.239cm" draw:start-shape="id2" draw:start-glue-point="1" draw:end-shape="id24" svg:d="m17653 15049h1334v-3810h1333">
          <text:p/>
        </draw:connector>
        <draw:connector draw:style-name="gr7" draw:text-style-name="P5" draw:layer="layout" svg:x1="17.653cm" svg:y1="15.049cm" svg:x2="20.32cm" svg:y2="13.144cm" draw:start-shape="id2" draw:start-glue-point="1" draw:end-shape="id22" draw:end-glue-point="3" svg:d="m17653 15049h1334v-1905h1333">
          <text:p/>
        </draw:connector>
        <draw:connector draw:style-name="gr7" draw:text-style-name="P5" draw:layer="layout" svg:x1="17.653cm" svg:y1="15.049cm" svg:x2="20.32cm" svg:y2="15.049cm" draw:start-shape="id2" draw:start-glue-point="1" draw:end-shape="id25" draw:end-glue-point="3" svg:d="m17653 15049h2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10-10T13:28:49</dc:date>
    <meta:editing-cycles>27</meta:editing-cycles>
    <meta:editing-duration>PT3H39M17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